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2.54mm"/>
    </style:style>
    <style:style style:name="co2" style:family="table-column">
      <style:table-column-properties fo:break-before="auto" style:column-width="61.26mm"/>
    </style:style>
    <style:style style:name="co3" style:family="table-column">
      <style:table-column-properties fo:break-before="auto" style:column-width="33.99mm"/>
    </style:style>
    <style:style style:name="co4" style:family="table-column">
      <style:table-column-properties fo:break-before="auto" style:column-width="69.27mm"/>
    </style:style>
    <style:style style:name="co5" style:family="table-column">
      <style:table-column-properties fo:break-before="auto" style:column-width="59.85mm"/>
    </style:style>
    <style:style style:name="co6" style:family="table-column">
      <style:table-column-properties fo:break-before="auto" style:column-width="22.58mm"/>
    </style:style>
    <style:style style:name="co7" style:family="table-column">
      <style:table-column-properties fo:break-before="auto" style:column-width="54.29mm"/>
    </style:style>
    <style:style style:name="ro1" style:family="table-row">
      <style:table-row-properties style:row-height="4.52mm" fo:break-before="auto" style:use-optimal-row-height="true"/>
    </style:style>
    <style:style style:name="ro2" style:family="table-row">
      <style:table-row-properties style:row-height="20.5mm" fo:break-before="auto" style:use-optimal-row-height="true"/>
    </style:style>
    <style:style style:name="ro3" style:family="table-row">
      <style:table-row-properties style:row-height="12.56mm" fo:break-before="auto" style:use-optimal-row-height="true"/>
    </style:style>
    <style:style style:name="ro4" style:family="table-row">
      <style:table-row-properties style:row-height="48.28mm" fo:break-before="auto" style:use-optimal-row-height="true"/>
    </style:style>
    <style:style style:name="ro5" style:family="table-row">
      <style:table-row-properties style:row-height="16.53mm" fo:break-before="auto" style:use-optimal-row-height="true"/>
    </style:style>
    <style:style style:name="ro6" style:family="table-row">
      <style:table-row-properties style:row-height="24.47mm" fo:break-before="auto" style:use-optimal-row-height="true"/>
    </style:style>
    <style:style style:name="ro7" style:family="table-row">
      <style:table-row-properties style:row-height="8.59mm" fo:break-before="auto" style:use-optimal-row-height="true"/>
    </style:style>
    <style:style style:name="ro8" style:family="table-row">
      <style:table-row-properties style:row-height="44.31mm" fo:break-before="auto" style:use-optimal-row-height="true"/>
    </style:style>
    <style:style style:name="ro9" style:family="table-row">
      <style:table-row-properties style:row-height="91.93mm" fo:break-before="auto" style:use-optimal-row-height="true"/>
    </style:style>
    <style:style style:name="ro10" style:family="table-row">
      <style:table-row-properties style:row-height="28.43mm" fo:break-before="auto" style:use-optimal-row-height="true"/>
    </style:style>
    <style:style style:name="ro11" style:family="table-row">
      <style:table-row-properties style:row-height="32.4mm" fo:break-before="auto" style:use-optimal-row-height="true"/>
    </style:style>
    <style:style style:name="ro12" style:family="table-row">
      <style:table-row-properties style:row-height="40.34mm" fo:break-before="auto" style:use-optimal-row-height="true"/>
    </style:style>
    <style:style style:name="ro13" style:family="table-row">
      <style:table-row-properties style:row-height="64.91mm" fo:break-before="auto" style:use-optimal-row-height="true"/>
    </style:style>
    <style:style style:name="ro14" style:family="table-row">
      <style:table-row-properties style:row-height="119.47mm" fo:break-before="auto" style:use-optimal-row-height="true"/>
    </style:style>
    <style:style style:name="ro15" style:family="table-row">
      <style:table-row-properties style:row-height="40.09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55.81mm" fo:break-before="auto" style:use-optimal-row-height="true"/>
    </style:style>
    <style:style style:name="ro18" style:family="table-row">
      <style:table-row-properties style:row-height="36.21mm" fo:break-before="auto" style:use-optimal-row-height="true"/>
    </style:style>
    <style:style style:name="ro19" style:family="table-row">
      <style:table-row-properties style:row-height="12.4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style:glyph-orientation-vertical="0" fo:background-color="#fff200" style:direction="ltr"/>
      <style:text-properties fo:font-weight="bold" style:font-weight-asian="bold" style:font-weight-complex="bold"/>
    </style:style>
    <style:style style:name="ce20" style:family="table-cell" style:parent-style-name="Default">
      <style:table-cell-properties style:glyph-orientation-vertical="0" style:direction="ltr"/>
    </style:style>
    <style:style style:name="ce21" style:family="table-cell" style:parent-style-name="Default">
      <style:table-cell-properties style:glyph-orientation-vertical="0" fo:wrap-option="wrap" style:direction="lt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glyph-orientation-vertical="0" fo:wrap-option="wrap" style:direction="ltr"/>
      <style:text-properties fo:hyphenate="true"/>
    </style:style>
    <style:style style:name="ce23" style:family="table-cell" style:parent-style-name="Default">
      <style:table-cell-properties fo:background-color="#fffbcc" fo:wrap-option="wrap"/>
      <style:text-properties fo:hyphenate="true"/>
    </style:style>
    <style:style style:name="ce24" style:family="table-cell" style:parent-style-name="Default">
      <style:table-cell-properties fo:wrap-option="wrap"/>
      <style:text-properties fo:hyphenate="true"/>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fo:color="#c9211e" fo:font-weight="bold" style:font-weight-asian="bold" style:font-weight-complex="bold"/>
    </style:style>
    <style:style style:name="ce27" style:family="table-cell" style:parent-style-name="Default">
      <style:text-properties fo:font-weight="bold" style:font-weight-asian="bold" style:font-weight-complex="bold"/>
    </style:style>
    <style:style style:name="ce6" style:family="table-cell" style:parent-style-name="Default">
      <style:text-properties style:font-name="Liberation Serif" style:font-name-asian="DejaVu Sans" style:font-name-complex="DejaVu Sans"/>
    </style:style>
    <style:style style:name="ce12" style:family="table-cell" style:parent-style-name="Default">
      <style:table-cell-properties style:glyph-orientation-vertical="0" fo:background-color="#fff200" style:direction="ltr"/>
      <style:text-properties fo:font-weight="bold" style:font-weight-asian="bold" style:font-weight-complex="bold"/>
    </style:style>
    <style:style style:name="ce13" style:family="table-cell" style:parent-style-name="Default">
      <style:table-cell-properties style:glyph-orientation-vertical="0" style:direction="ltr"/>
    </style:style>
    <style:style style:name="ce14" style:family="table-cell" style:parent-style-name="Default">
      <style:table-cell-properties style:glyph-orientation-vertical="0" fo:wrap-option="wrap" style:direction="lt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fo:wrap-option="wrap" style:direction="ltr"/>
      <style:text-properties fo:hyphenate="true"/>
    </style:style>
    <style:style style:name="ce16" style:family="table-cell" style:parent-style-name="Default">
      <style:table-cell-properties fo:background-color="#fffbcc" fo:wrap-option="wrap"/>
      <style:text-properties fo:hyphenate="true"/>
    </style:style>
    <style:style style:name="ce17" style:family="table-cell" style:parent-style-name="Default">
      <style:text-properties style:font-name="Liberation Serif" style:font-name-asian="DejaVu Sans" style:font-name-complex="DejaVu Sans"/>
    </style:style>
    <style:style style:name="ce18" style:family="table-cell" style:parent-style-name="Default">
      <style:table-cell-properties fo:wrap-option="wrap"/>
      <style:text-properties fo:hyphenate="true"/>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color="#c9211e" fo:font-weight="bold" style:font-weight-asian="bold" style:font-weight-complex="bold"/>
    </style:style>
    <style:style style:name="ce30" style:family="table-cell" style:parent-style-name="Default">
      <style:text-properties fo:font-weight="bold" style:font-weight-asian="bold" style:font-weight-complex="bold"/>
    </style:style>
    <style:style style:name="T1"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IE" fo:font-style="normal" fo:text-shadow="none" style:text-underline-style="none" fo:font-weight="bold" style:text-underline-mode="continuous" style:text-overline-mode="continuous" style:text-line-through-mode="continuous" style:font-name-asian="Noto Sans CJK JP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font-size="10pt" fo:language="en" fo:country="IE" fo:font-style="normal" fo:text-shadow="none" style:text-underline-style="none" fo:font-weight="bold" style:text-underline-mode="continuous" style:text-overline-mode="continuous" style:text-line-through-mode="continuous" style:font-name-asian="Noto Sans CJK JP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Liberation Sans" fo:font-size="10pt" fo:language="en" fo:country="IE" fo:font-style="normal" fo:text-shadow="none" style:text-underline-style="none" fo:font-weight="bold" style:text-underline-mode="continuous" style:text-overline-mode="continuous" style:text-line-through-mode="continuous" style:font-name-asian="Noto Sans CJK JP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8"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text-outline="false" style:text-line-through-style="none" style:text-line-through-type="none" style:font-name="Liberation Sans" fo:font-size="10pt" fo:language="en" fo:country="IE" fo:font-style="normal" fo:text-shadow="none" style:text-underline-style="none" fo:font-weight="bold" style:text-underline-mode="continuous" style:text-overline-mode="continuous" style:text-line-through-mode="continuous" style:font-name-asian="Noto Sans CJK JP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11" style:family="text">
      <style:text-properties style:text-outline="false" style:text-line-through-style="none" style:text-line-through-type="none" style:font-name="Liberation Sans" fo:font-size="10pt" fo:language="en" fo:country="IE" fo:font-style="normal" fo:text-shadow="none" style:text-underline-style="none" fo:font-weight="normal" style:text-underline-mode="continuous" style:text-overline-mode="continuous" style:text-line-through-mode="continuous" style:font-name-asian="Noto Sans CJK JP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font-name="Liberation Sans" fo:font-size="10pt" fo:language="en" fo:country="IE" fo:font-style="normal" fo:text-shadow="none" style:text-underline-style="none" fo:font-weight="bold" style:text-underline-mode="continuous" style:text-overline-mode="continuous" style:text-line-through-mode="continuous" style:font-name-asian="Noto Sans CJK JP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Noto Sans CJK JP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FreeSans" style:language-complex="hi" style:country-complex="IN" style:font-name-asian="Noto Sans CJK JP Regular" style:language-asian="zh" style:country-asian="CN" fo:language="en" fo:country="IE"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18" style:family="text">
      <style:text-properties fo:font-size="10pt" style:font-name="Liberation Sans" style:font-relief="none" style:text-emphasize="none" style:font-style-complex="normal" style:font-style-asian="normal" style:font-size-complex="10pt" style:font-size-asian="10pt" style:font-name-complex="FreeSans" style:language-complex="hi" style:country-complex="IN" style:font-name-asian="Noto Sans CJK JP Regular" style:language-asian="zh" style:country-asian="CN" fo:language="en" fo:country="IE"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19" style:family="text">
      <style:text-properties style:text-overline-style="none" style:text-overline-color="font-color" fo:language="en" fo:country="IE" fo:font-size="10pt" style:font-name-complex="FreeSans" style:language-complex="hi" style:country-complex="IN" fo:font-weight="normal" style:text-underline-style="none" style:text-underline-color="font-color" style:text-line-through-type="none" fo:font-style="normal" style:text-outline="false" fo:text-shadow="none" style:text-line-through-mode="continuous" style:text-emphasize="none" style:font-style-complex="normal" style:font-style-asian="normal" style:font-weight-complex="normal" style:font-weight-asian="normal" style:font-size-complex="10pt" style:font-size-asian="10pt" style:font-name-asian="Noto Sans CJK JP Regular" style:language-asian="zh" style:country-asian="CN" style:font-name="Liberation Sans" style:font-relief="none"/>
    </style:style>
    <style:style style:name="T20"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bold" style:font-weight-complex="bold" style:font-weight-asian="bold"/>
    </style:style>
    <style:style style:name="T21"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style:font-weight-complex="normal" style:font-weight-asian="normal" fo:font-weight="normal"/>
    </style:style>
    <style:style style:name="T22"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bold" style:font-weight-asian="bold" style:font-weight-complex="bold"/>
    </style:style>
    <style:style style:name="T23" style:family="text">
      <style:text-properties style:text-overline-style="none" style:text-overline-color="font-color" fo:language="en" fo:country="IE" fo:font-size="10pt" style:font-name-complex="Free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Noto Sans CJK JP Regular" style:language-asian="zh" style:country-asian="CN" style:font-name="Liberation Sans" style:font-relief="none" fo:font-weight="normal" style:font-weight-asian="normal" style:font-weight-complex="normal"/>
    </style:style>
    <style:style style:name="T24" style:family="text">
      <style:text-properties style:font-name-complex="FreeSans" style:language-asian="zh" style:country-asian="CN" fo:font-weight="normal"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weight-complex="normal" style:font-weight-asian="normal" style:font-size-complex="10pt" style:font-size-asian="10pt" fo:font-size="10pt"/>
    </style:style>
    <style:style style:name="T25" style:family="text">
      <style:text-properties style:font-name-complex="FreeSans" style:language-asian="zh" style:country-asian="CN"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size-complex="10pt" style:font-size-asian="10pt" fo:font-size="10pt" fo:font-weight="bold" style:font-weight-asian="bold" style:font-weight-complex="bold"/>
    </style:style>
    <style:style style:name="T26" style:family="text">
      <style:text-properties style:font-name-complex="FreeSans" style:language-asian="zh" style:country-asian="CN" style:text-underline-style="none" style:text-underline-color="font-color" style:text-line-through-type="none" fo:font-style="normal" style:text-outline="false" fo:text-shadow="none" style:text-line-through-mode="continuous" fo:language="en" fo:country="IE" style:language-complex="hi" style:country-complex="IN" style:font-name="Liberation Sans" style:text-overline-style="none" style:text-overline-color="font-color" style:font-name-asian="Noto Sans CJK JP Regular" style:font-relief="none" style:text-emphasize="none" style:font-style-complex="normal" style:font-style-asian="normal" style:font-size-complex="10pt" style:font-size-asian="10pt" fo:font-size="10pt" fo:font-weight="normal" style:font-weight-asian="normal" style:font-weight-complex="normal"/>
    </style:style>
    <style:style style:name="T27"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Noto Sans CJK JP Regular"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8" style:family="text">
      <style:text-properties fo:font-weight="bold" fo:font-style="italic" style:font-weight-asian="bold" style:font-weight-complex="bold"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2" office:value-type="string" calcext:value-type="string">
            <text:p>Sr No</text:p>
          </table:table-cell>
          <table:table-cell table:style-name="ce12" office:value-type="string" calcext:value-type="string">
            <text:p>Paper Title</text:p>
          </table:table-cell>
          <table:table-cell table:style-name="ce12" office:value-type="string" calcext:value-type="string">
            <text:p>File Name as saved</text:p>
          </table:table-cell>
          <table:table-cell table:style-name="ce12" office:value-type="string" calcext:value-type="string">
            <text:p>Paper Description</text:p>
          </table:table-cell>
          <table:table-cell table:style-name="ce12" office:value-type="string" calcext:value-type="string">
            <text:p>Project Aims/Objectives Covered</text:p>
          </table:table-cell>
          <table:table-cell table:style-name="ce30" office:value-type="string" calcext:value-type="string">
            <text:p>Bibtext</text:p>
          </table:table-cell>
          <table:table-cell table:style-name="ce30" office:value-type="string" calcext:value-type="string">
            <text:p>Notes</text:p>
          </table:table-cell>
        </table:table-row>
        <table:table-row table:style-name="ro2">
          <table:table-cell table:style-name="ce13" office:value-type="float" office:value="1" calcext:value-type="float">
            <text:p>1</text:p>
          </table:table-cell>
          <table:table-cell table:style-name="ce14" office:value-type="string" calcext:value-type="string">
            <text:p>Predicting Users’ Preference from Tag Relevance</text:p>
          </table:table-cell>
          <table:table-cell table:style-name="ce14" office:value-type="string" calcext:value-type="string">
            <text:p>Predicting User Preference from Tag Relevance 10.1007-978-3-642-38844-6_23.pdf</text:p>
          </table:table-cell>
          <table:table-cell table:style-name="ce13" office:value-type="string" calcext:value-type="string">
            <text:p>Proposed method to learn users preferences</text:p>
          </table:table-cell>
          <table:table-cell table:style-name="ce13"/>
          <table:table-cell/>
          <table:table-cell office:value-type="string" calcext:value-type="string">
            <text:p>most critiqued for their approach</text:p>
          </table:table-cell>
        </table:table-row>
        <table:table-row table:style-name="ro3">
          <table:table-cell table:style-name="ce13" office:value-type="float" office:value="2" calcext:value-type="float">
            <text:p>2</text:p>
          </table:table-cell>
          <table:table-cell table:style-name="ce15" office:value-type="string" calcext:value-type="string">
            <text:p>Improving a Recommender System <text:s/>by Collective Matrix Factorization <text:s/>with Tag Information</text:p>
          </table:table-cell>
          <table:table-cell table:style-name="ce13" office:value-type="string" calcext:value-type="string">
            <text:p>07044855.pdf</text:p>
          </table:table-cell>
          <table:table-cell table:style-name="ce13" office:value-type="string" calcext:value-type="string">
            <text:p>Addresses sparsity and improves recommendatiions in collaborative filtering system using tag genome</text:p>
          </table:table-cell>
          <table:table-cell table:style-name="ce13"/>
          <table:table-cell table:number-columns-repeated="2"/>
        </table:table-row>
        <table:table-row table:style-name="ro3">
          <table:table-cell table:style-name="ce13" office:value-type="float" office:value="3" calcext:value-type="float">
            <text:p>3</text:p>
          </table:table-cell>
          <table:table-cell table:style-name="ce14" office:value-type="string" calcext:value-type="string">
            <text:p>Towards Recommender EngineeringTools and Experiments for Identifying Recommender Differences</text:p>
          </table:table-cell>
          <table:table-cell table:style-name="ce13" office:value-type="string" calcext:value-type="string">
            <text:p>Ekstrand_umn_0130E_15142.pdf</text:p>
          </table:table-cell>
          <table:table-cell table:style-name="ce13" office:value-type="string" calcext:value-type="string">
            <text:p>Page 183 talks about diversity computation using tag-genome</text:p>
          </table:table-cell>
          <table:table-cell table:style-name="ce13"/>
          <table:table-cell table:number-columns-repeated="2"/>
        </table:table-row>
        <table:table-row table:style-name="ro4">
          <table:table-cell table:style-name="ce13" office:value-type="float" office:value="4" calcext:value-type="float">
            <text:p>4</text:p>
          </table:table-cell>
          <table:table-cell table:style-name="ce14" office:value-type="string" calcext:value-type="string">
            <text:p>Investigating Serendipity in Recommender Systems Based onReal User Feedback</text:p>
          </table:table-cell>
          <table:table-cell table:style-name="ce13" office:value-type="string" calcext:value-type="string">
            <text:p>denis2018sac.pdf</text:p>
          </table:table-cell>
          <table:table-cell table:style-name="ce13" office:value-type="string" calcext:value-type="string">
            <text:p>Discusses 8 different approaches of serendipity</text:p>
          </table:table-cell>
          <table:table-cell table:style-name="ce13" office:value-type="string" calcext:value-type="string">
            <text:p>Page 9: “5.4</text:p>
            <text:p>How Rare Are Serendipitous Items?”</text:p>
            <text:p>Mentions serendipitous movies count for Movielens db.</text:p>
            <text:p>We can also use ‘serendipity’ dataset to test our serendipity and see performance</text:p>
            <text:p/>
            <text:p>Page 9, Para 3:</text:p>
            <text:p>Gives importance to offline evaluations and similarity to user-profile for evaluations:</text:p>
            <text:p>“Content-based similarity to a user profile, collaborative similarity to</text:p>
            <text:p>a user profile and popularity have been acknowledged as important</text:p>
            <text:p>features [1, 14, 15, 20, 22, 29, 30]. However, most studies employ</text:p>
            <text:p>popularity and disregard similarity to a user profile in offline evalu-</text:p>
            <text:p>ations of recommendation algorithms [20, 22, 30].”</text:p>
          </table:table-cell>
          <table:table-cell/>
          <table:table-cell office:value-type="string" calcext:value-type="string">
            <text:p>Use page 9, para 3, importance to offline evaluation to explain and support your evaluation using similarity to user’s profile. It also has many references for it, read through to understand more.</text:p>
            <text:p/>
            <text:p>Conclusion para 1, also states that importance is given to user profile relevance while asking real users for serendipity questions.</text:p>
          </table:table-cell>
        </table:table-row>
        <table:table-row table:style-name="ro5">
          <table:table-cell table:style-name="ce13" office:value-type="float" office:value="5" calcext:value-type="float">
            <text:p>5</text:p>
          </table:table-cell>
          <table:table-cell table:style-name="ce14" office:value-type="string" calcext:value-type="string">
            <text:p>Enhancing User Experience with RecommenderSystems Beyond Prediction Accuracies</text:p>
          </table:table-cell>
          <table:table-cell table:style-name="ce13" office:value-type="string" calcext:value-type="string">
            <text:p>Nguyen_umn_0130E_17499.pdf</text:p>
          </table:table-cell>
          <table:table-cell table:style-name="ce13" office:value-type="string" calcext:value-type="string">
            <text:p>Discusses studying user personality traits using genome-tag on page 20,</text:p>
            <text:p>Talks about diversity on page 35 and way to compute it on page 38,</text:p>
            <text:p>212 matches for keyword serendipity,</text:p>
            <text:p>Total pages 142</text:p>
          </table:table-cell>
          <table:table-cell table:style-name="ce13"/>
          <table:table-cell table:number-columns-repeated="2"/>
        </table:table-row>
        <table:table-row table:style-name="ro6">
          <table:table-cell table:style-name="ce13" office:value-type="float" office:value="6" calcext:value-type="float">
            <text:p>6</text:p>
          </table:table-cell>
          <table:table-cell table:style-name="ce14" office:value-type="string" calcext:value-type="string">
            <text:p>A hybrid genre-based personalized recommendation algorithm </text:p>
          </table:table-cell>
          <table:table-cell table:style-name="ce13" office:value-type="string" calcext:value-type="string">
            <text:p>07603798.pdf</text:p>
          </table:table-cell>
          <table:table-cell table:style-name="ce13" office:value-type="string" calcext:value-type="string">
            <text:p>improves accuracy of CF using genres per user.</text:p>
            <text:p>States that when &amp; if used genome-tags, “process of getting labels will burden users”</text:p>
          </table:table-cell>
          <table:table-cell table:style-name="ce13" office:value-type="string" calcext:value-type="string">
            <text:p>Similar hypothesis/proofs can be used as a reason for mapping tags to their respective genres</text:p>
            <text:p>Page 3: explains process of aggregating genre preferences for user using TF-IDF method (section “C. Personalized genres weight allocation”)</text:p>
            <text:p>Page 1: Introduction, paragraph 3 states:</text:p>
            <text:p>“if tag technology</text:p>
            <text:p>is applied to recommend items for users, the process of getting</text:p>
            <text:p>labels will burden users.”</text:p>
          </table:table-cell>
          <table:table-cell/>
          <table:table-cell office:value-type="string" calcext:value-type="string">
            <text:p>however others think so many tags will burden users, we propose a way to user tag-genomes in effective way.</text:p>
          </table:table-cell>
        </table:table-row>
        <table:table-row table:style-name="ro7">
          <table:table-cell table:style-name="ce13" office:value-type="float" office:value="7" calcext:value-type="float">
            <text:p>7</text:p>
          </table:table-cell>
          <table:table-cell table:style-name="ce14" office:value-type="string" calcext:value-type="string">
            <text:p>Multimodal Content Representation and Similarity Rankingof Movies</text:p>
          </table:table-cell>
          <table:table-cell table:style-name="ce13" office:value-type="string" calcext:value-type="string">
            <text:p>1702.04815.pdf</text:p>
          </table:table-cell>
          <table:table-cell table:style-name="ce13" office:value-type="string" calcext:value-type="string">
            <text:p>discusses on similarity ranking of movies based on tag-genome</text:p>
          </table:table-cell>
          <table:table-cell table:style-name="ce13"/>
          <table:table-cell table:number-columns-repeated="2"/>
        </table:table-row>
        <table:table-row table:style-name="ro8">
          <table:table-cell table:style-name="ce13" office:value-type="float" office:value="8" calcext:value-type="float">
            <text:p>8</text:p>
          </table:table-cell>
          <table:table-cell table:style-name="ce15" office:value-type="string" calcext:value-type="string">
            <text:p>The Tag Genome: Encode community knowledge to support Novel Interaction</text:p>
          </table:table-cell>
          <table:table-cell table:style-name="ce13" office:value-type="string" calcext:value-type="string">
            <text:p>tag_genome.pdf</text:p>
          </table:table-cell>
          <table:table-cell table:style-name="ce13"/>
          <table:table-cell table:style-name="ce13" office:value-type="string" calcext:value-type="string">
            <text:p>A piece of evidence to support mapping of tag genome to genres in order to reduce the movie relevance down to 19 genres and therefore increasing chances of finding more diverse movies than when found with </text:p>
          </table:table-cell>
          <table:table-cell/>
          <table:table-cell office:value-type="string" calcext:value-type="string">
            <text:p>Page 4:“users could also indicate the desired level of that</text:p>
            <text:p>Tag”</text:p>
            <text:p>Page 6 “However, they base their ternary relevance scale on tag</text:p>
            <text:p>frequency rather than explicit relevance ratings from individual users.”</text:p>
            <text:p>Page 20: “For each of the 50 tags in the</text:p>
            <text:p>pilot survey, we manually choose two cutoff values for text-freq: one value separated</text:p>
            <text:p>low-relevance items from medium-relevance items, and the other separated medium-</text:p>
            <text:p>relevance items from high-relevance items. We classified each item i as low, medium, or</text:p>
            <text:p>high relevance with respect to tag t, based on the value of text-freq(t, i) relative to these</text:p>
            <text:p>Cutoffs.”</text:p>
            <text:p/>
          </table:table-cell>
        </table:table-row>
        <table:table-row table:style-name="ro7">
          <table:table-cell table:style-name="ce13" office:value-type="float" office:value="9" calcext:value-type="float">
            <text:p>9</text:p>
          </table:table-cell>
          <table:table-cell table:style-name="ce14" office:value-type="string" calcext:value-type="string">
            <text:p>Intelligent Tagging Systems: Machine Learning for NovelInteraction</text:p>
          </table:table-cell>
          <table:table-cell table:style-name="ce13" office:value-type="string" calcext:value-type="string">
            <text:p>Vig_umn_0130E_12647.pdf</text:p>
          </table:table-cell>
          <table:table-cell table:style-name="ce13" office:value-type="string" calcext:value-type="string">
            <text:p>Discusses idea of using tag-genome entirely as a feature vector</text:p>
          </table:table-cell>
          <table:table-cell table:style-name="ce13"/>
          <table:table-cell table:number-columns-repeated="2"/>
        </table:table-row>
        <table:table-row table:style-name="ro9">
          <table:table-cell office:value-type="float" office:value="10" calcext:value-type="float">
            <text:p>10</text:p>
          </table:table-cell>
          <table:table-cell table:style-name="ce16" office:value-type="string" calcext:value-type="string">
            <text:p>Exploring coclustering for serendipity improvement in content-based recommendation</text:p>
          </table:table-cell>
          <table:table-cell office:value-type="string" calcext:value-type="string">
            <text:p>EasyChair-Preprint-625.pdf</text:p>
          </table:table-cell>
          <table:table-cell table:number-columns-repeated="2" table:style-name="ce29" office:value-type="string" calcext:value-type="string">
            <text:p>//TODO: add references in literature</text:p>
          </table:table-cell>
          <table:table-cell office:value-type="string" calcext:value-type="string">
            <text:p>@InProceedings{10.1007/978-3-030-03493-1_34, author="Silva, Andrei Martins and da Silva Costa, Fernando Henrique and Diaz, Alexandra Katiuska Ramos and Peres, Sarajane Marques", editor="Yin, Hujun and Camacho, David and Novais, Paulo and Tall{\'o}n-Ballesteros, Antonio J.", title="Exploring Coclustering for Serendipity Improvement in Content-Based Recommendation", booktitle="Intelligent Data Engineering and Automated Learning -- IDEAL 2018", year="2018", publisher="Springer International Publishing", address="Cham", pages="317--327", isbn="978-3-030-03493-1" }</text:p>
          </table:table-cell>
          <table:table-cell office:value-type="string" calcext:value-type="string">
            <text:p><text:span text:style-name="T16">Page 1: Introduction:</text:span></text:p>
            <text:p><text:span text:style-name="T17">Coclustering allows finding partial similarities between items </text:span><text:span text:style-name="T18">- a</text:span></text:p>
            <text:p><text:span text:style-name="T16">pair of items may be deemed similar even though the similarity occurs only over</text:span></text:p>
            <text:p><text:span text:style-name="T16">a subset of their attributes. Therefore, we propose the use of coclustering to find</text:span></text:p>
            <text:p><text:span text:style-name="T16">serendipitous recommendations</text:span></text:p>
            <text:p/>
            <text:p><text:span text:style-name="T19">The </text:span><text:span text:style-name="T20">underlying assumption </text:span><text:span text:style-name="T21">is that by finding </text:span><text:span text:style-name="T22">partial similarities</text:span><text:span text:style-name="T23">, the adequate </text:span><text:span text:style-name="T20">balance </text:span><text:span text:style-name="T23">between </text:span><text:span text:style-name="T22">relevance and unexpectedness</text:span></text:p>
            <text:p><text:span text:style-name="T24">can be achieved and, </text:span><text:span text:style-name="T25">thus, serendipitous </text:span><text:span text:style-name="T26">recommendations, provided.</text:span></text:p>
            <text:p/>
            <text:p><text:span text:style-name="T27">Page 3:</text:span></text:p>
            <text:p><text:span text:style-name="T27">Section2, Para 2:</text:span></text:p>
            <text:p><text:span text:style-name="T16">In the literature, the definitions for</text:span></text:p>
            <text:p><text:span text:style-name="T16">serendipity employ subjective terms and abstract notions that make serendip-</text:span></text:p>
            <text:p><text:span text:style-name="T16">ity a complex concept to understand and measure.</text:span></text:p>
            <text:p><text:span text:style-name="T27">Para 3: </text:span></text:p>
            <text:p><text:span text:style-name="T16">Serendipity can be measured combining rel-</text:span></text:p>
            <text:p><text:span text:style-name="T16">evance and unexpectedness </text:span></text:p>
            <text:p><text:span text:style-name="T16">Measures.</text:span></text:p>
            <text:p/>
            <text:p><text:span text:style-name="T27">Page 4: Line 1:</text:span></text:p>
            <text:p><text:span text:style-name="T16">an item i as popular (or</text:span></text:p>
            <text:p><text:span text:style-name="T16">expected) in S if #τ</text:span></text:p>
            <text:p><text:span text:style-name="T16">&gt; ν S 1 , otherwise it is an unexpected item.</text:span></text:p>
          </table:table-cell>
        </table:table-row>
        <table:table-row table:style-name="ro10">
          <table:table-cell office:value-type="float" office:value="11" calcext:value-type="float">
            <text:p>11</text:p>
          </table:table-cell>
          <table:table-cell office:value-type="string" calcext:value-type="string">
            <text:p>A SERENDIPITOUS RESEARCH PAPER RECOMMENDER SYSTEM</text:p>
          </table:table-cell>
          <table:table-cell table:style-name="ce18" office:value-type="string" calcext:value-type="string">
            <text:p>Serendipitous Research Paper Recommender System _ b-m-maake.pdf</text:p>
          </table:table-cell>
          <table:table-cell table:number-columns-repeated="2"/>
          <table:table-cell office:value-type="string" calcext:value-type="string">
            <text:p>@article{maakeserendipitous,</text:p>
            <text:p>  title={A SERENDIPITOUS RESEARCH PAPER RECOMMENDER SYSTEM},</text:p>
            <text:p>  author={Maake, Benard Magara and Ojo, Sunday O and Zuva, Tranos}</text:p>
            <text:p>}</text:p>
          </table:table-cell>
          <table:table-cell table:style-name="ce18" office:value-type="string" calcext:value-type="string">
            <text:p>They established strong bisociation between habitually incompatible matrices and recommended items from one domain to another domain and hence assuming them to be serendipitous recommendations.</text:p>
          </table:table-cell>
        </table:table-row>
        <table:table-row table:style-name="ro7">
          <table:table-cell office:value-type="float" office:value="12" calcext:value-type="float">
            <text:p>12</text:p>
          </table:table-cell>
          <table:table-cell office:value-type="string" calcext:value-type="string">
            <text:p>Recommender Systems: Issues, Challenges,</text:p>
            <text:p><text:span text:style-name="T16">and Research Opportunities</text:span></text:p>
          </table:table-cell>
          <table:table-cell office:value-type="string" calcext:value-type="string">
            <text:p>Recommender System - Issues, Challenges and Research Opportunities_ICISA2016.pdf</text:p>
          </table:table-cell>
          <table:table-cell table:number-columns-repeated="4"/>
        </table:table-row>
        <table:table-row table:style-name="ro11">
          <table:table-cell office:value-type="float" office:value="13" calcext:value-type="float">
            <text:p>13</text:p>
          </table:table-cell>
          <table:table-cell office:value-type="string" calcext:value-type="string">
            <text:p>Content-based recommender systems: State</text:p>
            <text:p>of the art and trends. In: Recommender systems handbook</text:p>
          </table:table-cell>
          <table:table-cell office:value-type="string" calcext:value-type="string">
            <text:p>A_book_on_translation_note_taking_interp.pdf</text:p>
          </table:table-cell>
          <table:table-cell table:number-columns-repeated="2"/>
          <table:table-cell office:value-type="string" calcext:value-type="string">
            <text:p>@incollection{lops2011content,</text:p>
            <text:p>  title={Content-based recommender systems: State of the art and trends},</text:p>
            <text:p>  author={Lops, Pasquale and De Gemmis, Marco and Semeraro, Giovanni},</text:p>
            <text:p>  booktitle={Recommender systems handbook},</text:p>
            <text:p>  pages={73--105},</text:p>
            <text:p>  year={2011},</text:p>
            <text:p>  publisher={Springer}</text:p>
            <text:p>}</text:p>
          </table:table-cell>
          <table:table-cell/>
        </table:table-row>
        <table:table-row table:style-name="ro4">
          <table:table-cell office:value-type="float" office:value="14" calcext:value-type="float">
            <text:p>14</text:p>
          </table:table-cell>
          <table:table-cell office:value-type="string" calcext:value-type="string">
            <text:p>Accurate and Diverse Recommendations</text:p>
            <text:p>Using Item-Based SubProfiles ∗</text:p>
          </table:table-cell>
          <table:table-cell office:value-type="string" calcext:value-type="string">
            <text:p>17600-77648-1-PB.pdf</text:p>
          </table:table-cell>
          <table:table-cell table:number-columns-repeated="3"/>
          <table:table-cell office:value-type="string" calcext:value-type="string">
            <text:p>Page 1 &amp; Page 2: Greedy re-ranking algorithm can be reused in re-ranking to </text:p>
            <text:p/>
            <text:p>Page 2, Para 3: Re-ranking</text:p>
            <text:p>using the ILD can result in a top-N that comprises items</text:p>
            <text:p>that are dissimilar to each other. The assumption behind this</text:p>
            <text:p>form of diversification is that dissimilar items will address</text:p>
            <text:p>the different interests of the user, but there is nothing in the</text:p>
            <text:p>operation of the system to explicitly ensure this.</text:p>
            <text:p/>
            <text:p>Page2: section: <text:span text:style-name="T13">Intent Aware Diversification – End of Paragraph 2: </text:span>di-versification can be achieved by re-ranking a conventional</text:p>
            <text:p>recommender’s recommendation set as per Algorithm 1 and</text:p>
            <text:p>Equation (1)</text:p>
          </table:table-cell>
        </table:table-row>
        <table:table-row table:style-name="ro7">
          <table:table-cell office:value-type="float" office:value="15" calcext:value-type="float">
            <text:p>15</text:p>
          </table:table-cell>
          <table:table-cell office:value-type="string" calcext:value-type="string">
            <text:p>How does serendipity affect diversity in recommender</text:p>
            <text:p>systems? A serendipity-oriented greedy algorithm</text:p>
          </table:table-cell>
          <table:table-cell office:value-type="string" calcext:value-type="string">
            <text:p>Kotkov2018_Article_HowDoesSerendipityAffectDivers.pdf</text:p>
          </table:table-cell>
          <table:table-cell table:number-columns-repeated="4"/>
        </table:table-row>
        <table:table-row table:style-name="ro7">
          <table:table-cell office:value-type="float" office:value="16" calcext:value-type="float">
            <text:p>16</text:p>
          </table:table-cell>
          <table:table-cell office:value-type="string" calcext:value-type="string">
            <text:p>A New Information Theory-Based</text:p>
            <text:p>Serendipitous Algorithm Design</text:p>
          </table:table-cell>
          <table:table-cell office:value-type="string" calcext:value-type="string">
            <text:p>newinformationbasedserendiptyalgorithm.pdf</text:p>
          </table:table-cell>
          <table:table-cell/>
          <table:table-cell office:value-type="string" calcext:value-type="string">
            <text:p>definitions or keywords of serendipity</text:p>
          </table:table-cell>
          <table:table-cell table:number-columns-repeated="2"/>
        </table:table-row>
        <table:table-row table:style-name="ro12">
          <table:table-cell office:value-type="float" office:value="17" calcext:value-type="float">
            <text:p>17</text:p>
          </table:table-cell>
          <table:table-cell office:value-type="string" calcext:value-type="string">
            <text:p>The movielens datasets: History and context</text:p>
          </table:table-cell>
          <table:table-cell table:number-columns-repeated="3"/>
          <table:table-cell office:value-type="string" calcext:value-type="string">
            <text:p>@article{harper2016movielens,</text:p>
            <text:p>  title={The movielens datasets: History and context},</text:p>
            <text:p>  author={Harper, F Maxwell and Konstan, Joseph A},</text:p>
            <text:p>  journal={Acm transactions on interactive intelligent systems (tiis)},</text:p>
            <text:p>  volume={5},</text:p>
            <text:p>  number={4},</text:p>
            <text:p>  pages={19},</text:p>
            <text:p>  year={2016},</text:p>
            <text:p>  publisher={ACM}</text:p>
            <text:p>}</text:p>
          </table:table-cell>
          <table:table-cell/>
        </table:table-row>
        <table:table-row table:style-name="ro7">
          <table:table-cell office:value-type="float" office:value="18" calcext:value-type="float">
            <text:p>18</text:p>
          </table:table-cell>
          <table:table-cell office:value-type="string" calcext:value-type="string">
            <text:p>Exploiting Query Reformulations forWeb Search Result Diversification</text:p>
          </table:table-cell>
          <table:table-cell office:value-type="string" calcext:value-type="string">
            <text:p>Exploiting_query_reformulations_for_web.pdf</text:p>
          </table:table-cell>
          <table:table-cell table:number-columns-repeated="3"/>
          <table:table-cell office:value-type="string" calcext:value-type="string">
            <text:p>Page 6: Evaluation Metrics:</text:p>
            <text:p>The evaluation results in the diversity task of the TREC2009 Web track are reported according to two official met-rics:α-NDCG and IA-P. Theα-normalised discounted cu-mulative gain (α-NDCG [10]) metric balances relevance anddiversity through the tuning parameterα. The larger thevalue ofα, the more diversity is rewarded. In contrast, whenα= 0, only relevance is rewarded, and this metric is equiv-alent to the traditional NDCG [20].</text:p>
          </table:table-cell>
        </table:table-row>
        <table:table-row table:style-name="ro1">
          <table:table-cell office:value-type="float" office:value="19" calcext:value-type="float">
            <text:p>19</text:p>
          </table:table-cell>
          <table:table-cell office:value-type="string" calcext:value-type="string">
            <text:p>Cumulated Gain-based Evaluation of <text:s/>IR Techniques</text:p>
          </table:table-cell>
          <table:table-cell office:value-type="string" calcext:value-type="string">
            <text:p>KJJK-nDCG.pdf</text:p>
          </table:table-cell>
          <table:table-cell table:number-columns-repeated="3"/>
          <table:table-cell office:value-type="string" calcext:value-type="string">
            <text:p>Page 3: 2. CUMULATED GAIN -BASED MEASUREMENTS</text:p>
          </table:table-cell>
        </table:table-row>
        <table:table-row table:style-name="ro1">
          <table:table-cell office:value-type="float" office:value="20" calcext:value-type="float">
            <text:p>20</text:p>
          </table:table-cell>
          <table:table-cell office:value-type="string" calcext:value-type="string">
            <text:p>Novelty and Diversity in Information Retrieval Evaluation</text:p>
          </table:table-cell>
          <table:table-cell office:value-type="string" calcext:value-type="string">
            <text:p>10.1.1.149.9999.pdf</text:p>
          </table:table-cell>
          <table:table-cell table:number-columns-repeated="3"/>
          <table:table-cell office:value-type="string" calcext:value-type="string">
            <text:p>TODO Read</text:p>
          </table:table-cell>
        </table:table-row>
        <table:table-row table:style-name="ro13">
          <table:table-cell office:value-type="float" office:value="21" calcext:value-type="float">
            <text:p>21</text:p>
          </table:table-cell>
          <table:table-cell office:value-type="string" calcext:value-type="string">
            <text:p>Improvement of similarity-diversity trade-off inrecommender systems based on a facility location model</text:p>
          </table:table-cell>
          <table:table-cell office:value-type="string" calcext:value-type="string">
            <text:p>Improvement of sim-div trade-off based on a faclocmodel.pdf</text:p>
          </table:table-cell>
          <table:table-cell table:number-columns-repeated="2"/>
          <table:table-cell office:value-type="string" calcext:value-type="string">
            <text:p>@techreport{panteli2018improvement,</text:p>
            <text:p>  title={Improvement of similarity-diversity trade-off in recommender systems based on a facility location model},</text:p>
            <text:p>  author={Panteli, Antiopi and Boutsinas, Basilis},</text:p>
            <text:p>  year={2018}</text:p>
            <text:p>}</text:p>
          </table:table-cell>
          <table:table-cell office:value-type="string" calcext:value-type="string">
            <text:p>Page 11:</text:p>
            <text:p>The     method     accepts     as     inputs     three     parameters,</text:p>
            <text:p><text:span text:style-name="T28">Mc, p, threshold_distance</text:span> representing  the  number  of  facilities  that  must  serve each  demand  point,  the  total  number  of  facilities  that  should  be  selected  and the threshold   distance   that   is   used   in   order   to   create   a   binary   matr</text:p>
            <text:p/>
            <text:p>Pages 16,17,18,19, 20, 21:</text:p>
            <text:p>Refer similarity-diversity tradeoff charts and tables</text:p>
            <text:p/>
            <text:p>TODO: Find formulas to calculate diversity</text:p>
            <text:p/>
            <text:p>Page 15:</text:p>
            <text:p>Diversity Formula 5.3.1</text:p>
            <text:p>Similarity Formula 5.3.2</text:p>
            <text:p/>
            <text:p>Page 22:</text:p>
            <text:p>Conclusion:</text:p>
            <text:p>When  the  size  of  the  recommendation  set  is small,  the  existence  of  similar  cases  to  the  target  query  is  more  probable,  thusthe increase  of  the푚푐parameter  forces the  selection  of  cases  that  serve each  row (attribute) more times and hence these cases aremore similar to each other, resulting in asimilarityincreaseand consequently in the increase of similarity to diversity ratio. When the size of the recommendation setis large,the existence of similar cases to the target query is less probable and thus diversity is high. However, as the 푚푐becomes higher, it tends to force the selected cases to serve each row (attribute) more times and this  leads  to  diversity  decrease  and  to  increase  of  the  similarity  to  diversity  ratio</text:p>
          </table:table-cell>
        </table:table-row>
        <table:table-row table:style-name="ro11">
          <table:table-cell office:value-type="float" office:value="22" calcext:value-type="float">
            <text:p>22</text:p>
          </table:table-cell>
          <table:table-cell office:value-type="string" calcext:value-type="string">
            <text:p>Clustering Based Diversity Improvement in Top-Nrecommendation</text:p>
          </table:table-cell>
          <table:table-cell office:value-type="string" calcext:value-type="string">
            <text:p>diversity.pdf</text:p>
          </table:table-cell>
          <table:table-cell table:number-columns-repeated="3"/>
          <table:table-cell office:value-type="string" calcext:value-type="string">
            <text:p>Page 2, Para 2:</text:p>
            <text:p>Our idea basically is to</text:p>
            <text:p><text:span text:style-name="T13">cluster </text:span>items <text:span text:style-name="T13">into groups</text:span></text:p>
            <text:p>and build the recom-mendation list</text:p>
            <text:p>by <text:span text:style-name="T13">selecting </text:span>items</text:p>
            <text:p><text:span text:style-name="T27">from different groups</text:span>, such that,</text:p>
            <text:p>Recommendation <text:span text:style-name="T13">diversity </text:span>is <text:span text:style-name="T13">maximized</text:span></text:p>
            <text:p><text:span text:style-name="T13">Without decreasing accuracy too much</text:span>.</text:p>
          </table:table-cell>
        </table:table-row>
        <table:table-row table:style-name="ro1">
          <table:table-cell office:value-type="float" office:value="23" calcext:value-type="float">
            <text:p>23</text:p>
          </table:table-cell>
          <table:table-cell office:value-type="string" calcext:value-type="string">
            <text:p>Exploring the Filter Bubble: The Effect of UsingRecommender Systems on Content Diversity</text:p>
          </table:table-cell>
          <table:table-cell office:value-type="string" calcext:value-type="string">
            <text:p>p677.pdf</text:p>
          </table:table-cell>
          <table:table-cell/>
          <table:table-cell table:style-name="ce29" office:value-type="string" calcext:value-type="string">
            <text:p>//TODO: add references in literature</text:p>
          </table:table-cell>
          <table:table-cell table:number-columns-repeated="2"/>
        </table:table-row>
        <table:table-row table:style-name="ro14">
          <table:table-cell office:value-type="float" office:value="24" calcext:value-type="float">
            <text:p>24</text:p>
          </table:table-cell>
          <table:table-cell office:value-type="string" calcext:value-type="string">
            <text:p>Improving Aggregate Recommendation Diversity <text:s/>Using Ranking-Based Techniques</text:p>
          </table:table-cell>
          <table:table-cell table:number-columns-repeated="2" office:value-type="string" calcext:value-type="string">
            <text:p>Improving Aggregate Recommendation Diversity <text:s/>Using Ranking-Based Techniques.pdf</text:p>
          </table:table-cell>
          <table:table-cell table:number-columns-repeated="2"/>
          <table:table-cell office:value-type="string" calcext:value-type="string">
            <text:p>Page 3: Rating prediction and formulas:</text:p>
            <text:p>Collaborative filtering to predict rating using ‘Neighborhood based CF technique.</text:p>
            <text:p/>
            <text:p>Page 4: 2.3 Diversity of Recommendations :</text:p>
            <text:p>Ways of measuring it: individual and aggregate:</text:p>
            <text:p/>
            <text:p>Individual diversity: an  average  dissimilarity  between  all  pairs of items recommended to a given user)</text:p>
            <text:p/>
            <text:p>Page 4: </text:p>
            <text:p>Diversity-in-top-N:</text:p>
            <text:p>“total number of distinct items recommended</text:p>
            <text:p>across  all  users</text:p>
            <text:p>As an aggregate diversity measure”</text:p>
            <text:p><text:span text:style-name="T15">Also includes the formula</text:span></text:p>
            <text:p/>
            <text:p><text:span text:style-name="T16">Page 5:</text:span></text:p>
            <text:p><text:span text:style-name="T16">3.2 Proposed Approach:</text:span></text:p>
            <text:p><text:span text:style-name="T16">Item Popularity-Based Ranking</text:span></text:p>
            <text:p/>
            <text:p><text:span text:style-name="T16">Page 2: Para 3:</text:span></text:p>
            <text:p><text:span text:style-name="T16">A claim to support use of tag-genomes of each user to diversify recommendations:</text:span></text:p>
            <text:p><text:span text:style-name="T16">“And conversely, higher diversity can be achieved by trying to</text:span></text:p>
            <text:p><text:span text:style-name="T16">uncover and recommend highly idiosyncratic or personalized</text:span></text:p>
            <text:p><text:span text:style-name="T16">items for each user, which often have less data and are inhe-</text:span></text:p>
            <text:p><text:span text:style-name="T16">rently more difficult to predict, and, thus, may lead to a de-</text:span></text:p>
            <text:p><text:span text:style-name="T16">crease in recommendation accuracy”</text:span></text:p>
            <text:p/>
            <text:p><text:span text:style-name="T16">Page 5:</text:span></text:p>
            <text:p><text:span text:style-name="T16">3.3 Controlling Accuracy-Diversity Trade-Off:</text:span></text:p>
            <text:p><text:span text:style-name="T16">Parameterized Ranking Approaches</text:span></text:p>
          </table:table-cell>
        </table:table-row>
        <table:table-row table:style-name="ro15">
          <table:table-cell office:value-type="float" office:value="25" calcext:value-type="float">
            <text:p>25</text:p>
          </table:table-cell>
          <table:table-cell office:value-type="string" calcext:value-type="string">
            <text:p>User Personality and User Satisfaction with Recommender Systems</text:p>
          </table:table-cell>
          <table:table-cell office:value-type="string" calcext:value-type="string">
            <text:p>Nguyen2018_Article_UserPersonalityAndUserSatisfac.pdf</text:p>
          </table:table-cell>
          <table:table-cell/>
          <table:table-cell table:style-name="ce29"/>
          <table:table-cell office:value-type="string" calcext:value-type="string">
            <text:p>@article{nguyen2018user,</text:p>
            <text:p>  title={User personality and user satisfaction with recommender systems},</text:p>
            <text:p>  author={Nguyen, Tien T and Harper, F Maxwell and Terveen, Loren and Konstan, Joseph A},</text:p>
            <text:p>  journal={Information Systems Frontiers},</text:p>
            <text:p>  volume={20},</text:p>
            <text:p>  number={6},</text:p>
            <text:p>  pages={1173--1189},</text:p>
            <text:p>  year={2018},</text:p>
            <text:p>  publisher={Springer}</text:p>
            <text:p>}</text:p>
          </table:table-cell>
          <table:table-cell office:value-type="string" calcext:value-type="string">
            <text:p>Abstract:</text:p>
            <text:p>We found that ratings-based recommender systems may often fail to deliver </text:p>
            <text:p>preferred levels of diversity, popularity, and serendipity for their users (e.g. </text:p>
            <text:p>users with high-serendipity preferences). We also found that users with </text:p>
            <text:p>different personalities have different preferences for these three </text:p>
            <text:p>recommendation properties. Our work suggests that we can improve user </text:p>
            <text:p>satisfaction when we integrate users’ personality traits into the process of </text:p>
            <text:p>Generating recommendations.</text:p>
          </table:table-cell>
        </table:table-row>
        <table:table-row table:style-name="ro16">
          <table:table-cell office:value-type="float" office:value="26" calcext:value-type="float">
            <text:p>26</text:p>
          </table:table-cell>
          <table:table-cell office:value-type="string" calcext:value-type="string">
            <text:p>Improving recommendation lists through topic Diversification</text:p>
          </table:table-cell>
          <table:table-cell office:value-type="string" calcext:value-type="string">
            <text:p>WWW-05-CR.pdf</text:p>
          </table:table-cell>
          <table:table-cell table:number-columns-repeated="3"/>
          <table:table-cell office:value-type="string" calcext:value-type="string">
            <text:p>Page 3:</text:p>
            <text:p>Intra-list similarity metric</text:p>
            <text:p>3.3    Intra-List Similarity</text:p>
          </table:table-cell>
        </table:table-row>
        <table:table-row table:style-name="ro17">
          <table:table-cell office:value-type="float" office:value="27" calcext:value-type="float">
            <text:p>27</text:p>
          </table:table-cell>
          <table:table-cell office:value-type="string" calcext:value-type="string">
            <text:p>A More Comprehensive Offline Evaluation of</text:p>
            <text:p>Active Learning in Recommender Systems</text:p>
          </table:table-cell>
          <table:table-cell table:style-name="ce28" office:value-type="string" calcext:value-type="string">
            <text:p>RECSYS_REVEAL_18_CAMERA_READY.pdf</text:p>
          </table:table-cell>
          <table:table-cell table:style-name="ce28"/>
          <table:table-cell table:number-columns-repeated="2"/>
          <table:table-cell office:value-type="string" calcext:value-type="string">
            <text:p>Page 4:</text:p>
            <text:p>3.3</text:p>
            <text:p>Evaluation metrics</text:p>
            <text:p>As we said in Section 1, there is good reason to evaluate AL strate-</text:p>
            <text:p>gies using a wider range of metrics than has been used up to now.</text:p>
            <text:p>We do not have space to survey the metrics. Instead, we will simply</text:p>
            <text:p>list the ones that we use in our case study in Section 4:</text:p>
            <text:p>• For accuracy: Precision, Recall and nDCG.</text:p>
            <text:p>• For diversity: Expected Intra-List Distance (EILD) and α-</text:p>
            <text:p>nDCG.</text:p>
            <text:p>• For novelty: Expected Popularity Complement (EPC), Ex-</text:p>
            <text:p>pected Free Discovery (EFD) and Expected Profile Distance</text:p>
            <text:p>(EPD).</text:p>
            <text:p>• For serendipity: Content-Based Surprise (CBS).</text:p>
          </table:table-cell>
        </table:table-row>
        <table:table-row table:style-name="ro18">
          <table:table-cell office:value-type="float" office:value="28" calcext:value-type="float">
            <text:p>28</text:p>
          </table:table-cell>
          <table:table-cell table:style-name="ce17" office:value-type="string" calcext:value-type="string">
            <text:p>Rank and Relevance in Novelty and</text:p>
            <text:p>Diversity Metrics for Recommender Systems</text:p>
          </table:table-cell>
          <table:table-cell table:style-name="ce28" office:value-type="string" calcext:value-type="string">
            <text:p>Rank and Relevance in Novelty and Diversity Metrics for Recommender Systems.pdf</text:p>
          </table:table-cell>
          <table:table-cell table:style-name="ce28"/>
          <table:table-cell table:number-columns-repeated="2"/>
          <table:table-cell office:value-type="string" calcext:value-type="string">
            <text:p><text:span text:style-name="T13">Claim to support ‘why different metrics for ranking and for evaluation of diversity and serendipity’</text:span></text:p>
            <text:p>The  reported  metrics  generally  ignore  the  ranking  of recommended items</text:p>
            <text:p>–except for the obvious application of diversity metrics at different top-n </text:p>
            <text:p>cutoffs. As a consequence, the meas-ured  diversity  does  not  notice  </text:p>
            <text:p>whether  the  most  novel  items  are  ranked  at  the  top  or  the  bottom  of  </text:p>
            <text:p>the  recommendations.  Second,  the metrics do not care for the relevance of </text:p>
            <text:p>items, and focus strictly on  their  novelty  and  diversity  qualities.  The  </text:p>
            <text:p>evaluation  methodolo-gies  therefore  rely  on  a  separate  accuracy  metric  </text:p>
            <text:p>For  this  purpose.  </text:p>
          </table:table-cell>
        </table:table-row>
        <table:table-row table:style-name="ro19">
          <table:table-cell office:value-type="float" office:value="29" calcext:value-type="float">
            <text:p>29</text:p>
          </table:table-cell>
          <table:table-cell office:value-type="string" calcext:value-type="string">
            <text:p>SOME METHODS FOR</text:p>
            <text:p>CLASSIFICATION AND ANALYSIS</text:p>
            <text:p>OF MULTIVARIATE OBSERVATIONS</text:p>
          </table:table-cell>
          <table:table-cell table:style-name="ce28" office:value-type="string" calcext:value-type="string">
            <text:p>1967-MacQueen-MSP.pdf</text:p>
          </table:table-cell>
          <table:table-cell table:style-name="ce28"/>
          <table:table-cell table:number-columns-repeated="2"/>
          <table:table-cell table:style-name="ce30" office:value-type="string" calcext:value-type="string">
            <text:p>K-Means clustering algorithm proposed here</text:p>
            <text:p>In 1967</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9">00/00/0000</text:date>, <text:time style:data-style-name="N2" text:time-value="19:30:45.8047583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44:11.480759291</meta:creation-date>
    <dc:date>2019-03-29T12:40:58.232036865</dc:date>
    <meta:editing-duration>P2DT17H9M23S</meta:editing-duration>
    <meta:editing-cycles>77</meta:editing-cycles>
    <meta:generator>LibreOffice/6.0.7.3$Linux_X86_64 LibreOffice_project/00m0$Build-3</meta:generator>
    <meta:document-statistic meta:table-count="1" meta:cell-count="133" meta:object-count="0"/>
  </office:meta>
</office:document-meta>
</file>